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106cm" svg:stroke-color="#427531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106cm" svg:stroke-color="#427531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7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660066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1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35cm" svg:stroke-color="#000000" draw:marker-end="Arrowheads_20_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35cm" svg:stroke-color="#000000" draw:marker-end="Arrowheads_20_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dash" draw:stroke-dash="Dash_20_2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 style:list-style-name="L11">
      <style:graphic-properties draw:stroke="solid" svg:stroke-width="0.02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35cm" svg:stroke-color="#000000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159cm" svg:stroke-color="#427531" draw:marker-end="Arrowheads_20_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solid" svg:stroke-width="0.159cm" svg:stroke-color="#427531" draw:marker-end="Arrowheads_20_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solid" svg:stroke-width="0.159cm" svg:stroke-color="#427531" draw:marker-end="Arrowheads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solid" svg:stroke-width="0.159cm" svg:stroke-color="#427531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159cm" svg:stroke-color="#427531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6" style:family="presentation" style:parent-style-name="Default-outline1">
      <style:graphic-properties draw:stroke="solid" svg:stroke-width="0.035cm" svg:stroke-color="#143015" draw:stroke-linejoin="miter" draw:fill="solid" draw:fill-color="#ffffcc" draw:textarea-horizontal-align="justify" draw:textarea-vertical-align="top" draw:auto-grow-height="true" draw:auto-grow-width="false" fo:min-height="5.35cm" fo:min-width="0cm" fo:padding-top="0.13cm" fo:padding-bottom="0.13cm" fo:padding-left="0.25cm" fo:padding-right="0.25cm" fo:wrap-option="no-wrap" draw:shadow="hidden"/>
    </style:style>
    <style:style style:name="pr7" style:family="presentation" style:parent-style-name="Default-outline1">
      <style:graphic-properties draw:stroke="solid" svg:stroke-width="0.035cm" svg:stroke-color="#143015" draw:stroke-linejoin="miter" draw:fill="solid" draw:fill-color="#ffffcc" draw:textarea-horizontal-align="justify" draw:textarea-vertical-align="top" draw:auto-grow-height="true" draw:auto-grow-width="false" fo:min-height="3.48cm" fo:min-width="0cm" fo:padding-top="0.13cm" fo:padding-bottom="0.13cm" fo:padding-left="0.25cm" fo:padding-right="0.25cm" fo:wrap-option="no-wrap" draw:shadow="hidden"/>
    </style:style>
    <style:style style:name="pr8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.952cm" fo:margin-right="0cm" fo:margin-top="0.211cm" fo:margin-bottom="0cm" text:enable-numbering="true" fo:text-indent="-0.952cm"/>
    </style:style>
    <style:style style:name="P6" style:family="paragraph">
      <style:paragraph-properties fo:margin-left="2.063cm" fo:margin-right="0cm" fo:margin-top="0.176cm" fo:margin-bottom="0cm" text:enable-numbering="true" fo:text-indent="-0.793cm"/>
    </style:style>
    <style:style style:name="P7" style:family="paragraph">
      <style:paragraph-properties fo:margin-left="0.952cm" fo:margin-right="0cm" fo:margin-top="0.211cm" fo:margin-bottom="0cm" text:enable-numbering="false" fo:text-indent="-0.952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.952cm" fo:margin-right="0cm" fo:margin-top="0.141cm" fo:margin-bottom="0cm" fo:line-height="90%" text:enable-numbering="false" fo:text-indent="-0.952cm"/>
    </style:style>
    <style:style style:name="P10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.952cm" fo:margin-right="0cm" fo:margin-top="0.158cm" fo:margin-bottom="0cm" fo:line-height="100%" text:enable-numbering="false" fo:text-indent="-0.952cm"/>
    </style:style>
    <style:style style:name="P14" style:family="paragraph">
      <style:paragraph-properties fo:margin-left="2.063cm" fo:margin-right="0cm" fo:margin-top="0.176cm" fo:margin-bottom="0cm" text:enable-numbering="false" fo:text-indent="-0.793cm"/>
    </style:style>
    <style:style style:name="P15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16" style:family="paragraph">
      <style:paragraph-properties fo:margin-left="0cm" fo:margin-right="0cm" fo:margin-top="0.158cm" fo:margin-bottom="0cm" text:enable-numbering="false" fo:text-indent="0cm"/>
    </style:style>
    <style:style style:name="P17" style:family="paragraph">
      <style:paragraph-properties fo:margin-left="0cm" fo:margin-right="0cm" text:enable-numbering="false" fo:text-indent="0cm" style:writing-mode="lr-tb"/>
    </style:style>
    <style:style style:name="P18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9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</style:style>
    <style:style style:name="P20" style:family="paragraph">
      <style:paragraph-properties fo:margin-left="0.952cm" fo:margin-right="0cm" fo:margin-top="0.246cm" fo:margin-bottom="0cm" text:enable-numbering="true" fo:text-indent="-0.952cm"/>
    </style:style>
    <style:style style:name="P21" style:family="paragraph">
      <style:paragraph-properties fo:margin-left="1.27cm" fo:margin-right="0cm" fo:margin-top="0.211cm" fo:margin-bottom="0cm" text:enable-numbering="true" fo:text-indent="-1.27cm"/>
    </style:style>
    <style:style style:name="P22" style:family="paragraph">
      <style:paragraph-properties fo:margin-left="2.328cm" fo:margin-right="0cm" fo:margin-top="0.176cm" fo:margin-bottom="0cm" text:enable-numbering="true" fo:text-indent="-1.058cm"/>
    </style:style>
    <style:style style:name="P23" style:family="paragraph">
      <style:paragraph-properties fo:margin-left="2.328cm" fo:margin-right="0cm" fo:margin-top="0.176cm" fo:margin-bottom="0cm" text:enable-numbering="false" fo:text-indent="-1.058cm"/>
    </style:style>
    <style:style style:name="P24" style:family="paragraph">
      <style:paragraph-properties fo:margin-left="0cm" fo:margin-right="0cm" fo:margin-top="0.176cm" fo:margin-bottom="0cm" text:enable-numbering="false" fo:text-indent="0cm"/>
    </style:style>
    <style:style style:name="T1" style:family="text">
      <style:text-properties fo:color="#1e481f" fo:font-size="36pt" fo:language="en" fo:country="GB" style:font-size-asian="36pt" style:font-size-complex="36pt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/>
    </style:style>
    <style:style style:name="T4" style:family="text">
      <style:text-properties fo:language="en" fo:country="US"/>
    </style:style>
    <style:style style:name="T5" style:family="text">
      <style:text-properties fo:color="#427531" fo:font-family="Arial" style:font-pitch="variable" fo:language="en" fo:country="US" fo:font-weight="bold" style:font-weight-asian="bold" style:font-weight-complex="bold"/>
    </style:style>
    <style:style style:name="T6" style:family="text">
      <style:text-properties fo:color="#660066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7" style:family="text">
      <style:text-properties fo:font-family="'Courier New'" style:font-family-generic="modern" style:font-pitch="fixed" fo:font-size="16pt" fo:language="en" fo:country="US" style:font-size-asian="16pt" style:font-size-complex="16pt"/>
    </style:style>
    <style:style style:name="T8" style:family="text">
      <style:text-properties fo:color="#427531" fo:font-family="Times" style:font-family-generic="roman" style:font-pitch="variable" fo:font-weight="bold" style:font-weight-asian="bold" style:font-weight-complex="bold"/>
    </style:style>
    <style:style style:name="T9" style:family="text">
      <style:text-properties fo:font-family="'Courier New'" style:font-family-generic="modern" style:font-pitch="fixed" fo:font-size="19pt" fo:language="en" fo:country="US" style:font-size-asian="19pt" style:font-size-complex="19pt"/>
    </style:style>
    <style:style style:name="T10" style:family="text">
      <style:text-properties fo:color="#660066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family="'Courier New'" style:font-family-generic="modern" style:font-pitch="fixed" fo:font-size="18pt" style:font-size-asian="18pt" style:font-size-complex="18pt"/>
    </style:style>
    <style:style style:name="T12" style:family="text">
      <style:text-properties fo:font-family="'Courier New'" style:font-family-generic="modern" style:font-pitch="fixed" fo:font-size="19pt" style:font-size-asian="19pt" style:font-size-complex="19pt"/>
    </style:style>
    <style:style style:name="T13" style:family="text">
      <style:text-properties fo:color="#427531" fo:font-family="Times" style:font-family-generic="roman" style:font-pitch="variable" fo:font-size="20pt" style:font-size-asian="20pt" style:font-size-complex="20pt"/>
    </style:style>
    <style:style style:name="T14" style:family="text">
      <style:text-properties fo:font-family="Arial" style:font-pitch="variable" fo:font-style="italic" style:font-style-asian="italic" style:font-style-complex="italic"/>
    </style:style>
    <style:style style:name="T15" style:family="text">
      <style:text-properties fo:font-family="Arial" style:font-pitch="variable"/>
    </style:style>
    <style:style style:name="T16" style:family="text">
      <style:text-properties fo:font-family="'Courier New'" style:font-family-generic="modern" style:font-pitch="fixed" fo:language="en" fo:country="US"/>
    </style:style>
    <style:style style:name="T17" style:family="text">
      <style:text-properties fo:color="#427531" fo:font-family="Times" style:font-family-generic="roman" style:font-pitch="variable" fo:font-size="24pt" style:font-size-asian="24pt" style:font-size-complex="24pt"/>
    </style:style>
    <style:style style:name="T18" style:family="text">
      <style:text-properties fo:color="#427531" fo:font-family="'Courier New'" style:font-family-generic="modern" style:font-pitch="fixed" fo:language="en" fo:country="US" fo:font-weight="bold" style:font-weight-asian="bold" style:font-weight-complex="bold"/>
    </style:style>
    <style:style style:name="T19" style:family="text">
      <style:text-properties fo:font-family="Arial" style:font-pitch="variable" fo:language="en" fo:country="US"/>
    </style:style>
    <style:style style:name="T20" style:family="text">
      <style:text-properties fo:color="#ffffff" fo:font-family="Arial" style:font-pitch="variable" fo:language="en" fo:country="US"/>
    </style:style>
    <style:style style:name="T21" style:family="text">
      <style:text-properties fo:color="#ffffff" fo:font-family="Arial" style:font-pitch="variable"/>
    </style:style>
    <style:style style:name="T22" style:family="text">
      <style:text-properties fo:font-family="Arial" style:font-pitch="variable" fo:font-size="20pt" style:font-size-asian="20pt" style:font-size-complex="20pt"/>
    </style:style>
    <style:style style:name="T23" style:family="text">
      <style:text-properties fo:font-family="'Courier New'" style:font-family-generic="modern" style:font-pitch="fixed" fo:font-size="15pt" fo:language="en" fo:country="US" style:font-size-asian="15pt" style:font-size-complex="15pt"/>
    </style:style>
    <style:style style:name="T24" style:family="text">
      <style:text-properties fo:color="#427531" fo:font-family="'Courier New'" style:font-family-generic="modern" style:font-pitch="fixed" fo:font-size="15pt" fo:language="en" fo:country="US" fo:font-weight="bold" style:font-size-asian="15pt" style:font-weight-asian="bold" style:font-size-complex="15pt" style:font-weight-complex="bold"/>
    </style:style>
    <style:style style:name="T25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26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27" style:family="text">
      <style:text-properties fo:color="#660066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8" style:family="text">
      <style:text-properties fo:color="#660066" fo:font-family="'Courier New'" style:font-family-generic="modern" style:font-pitch="fixed" fo:language="en" fo:country="US" fo:font-weight="bold" style:font-weight-asian="bold" style:font-weight-complex="bold"/>
    </style:style>
    <style:style style:name="T29" style:family="text">
      <style:text-properties fo:font-size="28pt" fo:language="en" fo:country="US" style:font-size-asian="28pt" style:font-size-complex="28pt"/>
    </style:style>
    <style:style style:name="T30" style:family="text">
      <style:text-properties fo:font-family="'Courier New'" style:font-family-generic="modern" style:font-pitch="fixed" fo:font-size="14pt" fo:language="en" fo:country="US" style:font-size-asian="14pt" style:font-size-complex="14pt"/>
    </style:style>
    <style:style style:name="T31" style:family="text">
      <style:text-properties fo:color="#427531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color="#427531" fo:font-family="Times" style:font-family-generic="roma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color="#427531" fo:font-family="Arial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color="#1e481f" fo:font-size="36pt" style:font-size-asian="36pt" style:font-size-complex="36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66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05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Object/Relational Mapping with Spring and Hibern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351cm" svg:x="1.826cm" svg:y="5.68cm" presentation:class="title" presentation:user-transformed="true">
          <draw:text-box>
            <text:p text:style-name="P1"><text:span text:style-name="T1">Object/Relational Mapping with Spring and Hibernate</text:span>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2" draw:text-style-name="P3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Topics in this session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2">Introduction to Hibernat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Querying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Configuring a Hibernate SessionFactory</text:span></text:p>
              </text:list-item>
            </text:list>
            <text:list text:style-name="L2">
              <text:list-item>
                <text:p text:style-name="P5"><text:span text:style-name="T3">Spring’s HibernateTemplate</text:span></text:p>
              </text:list-item>
            </text:list>
            <text:list text:style-name="L2">
              <text:list-item>
                <text:p text:style-name="P5"><text:span text:style-name="T3">Implementing Native Hibernate DAOs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troduction to Hibernate 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Introduction to Hibernate 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4">Hibernate’s </text:span><text:span text:style-name="T5">Session</text:span><text:span text:style-name="T4"> is a stateful object representing a unit-of-work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Corresponds at a higher-level to a Conne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Manages persistent objects within the unit-of-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Acts as a transaction-scoped cache (1LC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A </text:span><text:span text:style-name="T5">SessionFactory</text:span><text:span text:style-name="T4"> is a thread-safe, shareable object that represents a single data sourc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Provides access to a transactional Ses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Manages the globally-scoped cache (2L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ibernate Mapping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Hibernate Mapping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Hibernate requires metadata for mapping classes and their properties to database tables and their columns </text:p>
              </text:list-item>
            </text:list>
            <text:list text:style-name="L2">
              <text:list-item>
                <text:p text:style-name="P5">Metadata can be provided as XML or annotations</text:p>
              </text:list-item>
            </text:list>
            <text:list text:style-name="L2">
              <text:list-item>
                <text:p text:style-name="P5">This session will focus on XML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4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apping simple properties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Mapping simple properties</text:p>
          </draw:text-box>
        </draw:frame>
        <draw:frame presentation:style-name="pr6" draw:text-style-name="P8" draw:layer="layout" svg:width="21.855cm" svg:height="5.61cm" svg:x="1.745cm" svg:y="4.656cm" presentation:class="outline" presentation:user-transformed="true">
          <draw:text-box>
            <text:list text:style-name="L3">
              <text:list-item>
                <text:p text:style-name="P9"><text:span text:style-name="T6">public class</text:span><text:span text:style-name="T7"> Customer {</text:span></text:p>
              </text:list-item>
            </text:list>
            <text:list text:style-name="L4">
              <text:list-item>
                <text:p text:style-name="P9"><text:span text:style-name="T7"><text:s text:c="2"/></text:span><text:span text:style-name="T6">private</text:span><text:span text:style-name="T7"> Long id;</text:span></text:p>
              </text:list-item>
            </text:list>
            <text:list text:style-name="L4">
              <text:list-item>
                <text:p text:style-name="P9"><text:span text:style-name="T7"><text:s text:c="2"/></text:span><text:span text:style-name="T6">private</text:span><text:span text:style-name="T7"> String fistName;</text:span></text:p>
              </text:list-item>
            </text:list>
            <text:list text:style-name="L4">
              <text:list-item>
                <text:p text:style-name="P9"><text:span text:style-name="T7"><text:s text:c="2"/></text:span><text:span text:style-name="T6">public void</text:span><text:span text:style-name="T7"> setFirstName(String firstName) {</text:span></text:p>
              </text:list-item>
            </text:list>
            <text:list text:style-name="L4">
              <text:list-item>
                <text:p text:style-name="P9"><text:span text:style-name="T7"><text:s text:c="4"/></text:span><text:span text:style-name="T6">this</text:span><text:span text:style-name="T7">.firstName = firstName;</text:span></text:p>
              </text:list-item>
            </text:list>
            <text:list text:style-name="L4">
              <text:list-item>
                <text:p text:style-name="P9"><text:span text:style-name="T7"><text:s text:c="2"/></text:span><text:span text:style-name="T7">}</text:span></text:p>
              </text:list-item>
            </text:list>
            <text:list text:style-name="L4">
              <text:list-item>
                <text:p text:style-name="P9"><text:span text:style-name="T7">...</text:span></text:p>
              </text:list-item>
            </text:list>
          </draw:text-box>
        </draw:frame>
        <draw:custom-shape draw:style-name="gr1" draw:text-style-name="P11" draw:id="id4" draw:layer="layout" svg:width="10.603cm" svg:height="0.964cm" svg:x="10.304cm" svg:y="8.727cm">
          <text:p text:style-name="P10"><text:span text:style-name="T8">‘</text:span><text:span text:style-name="T8">property’ access (default) uses setter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21.59cm" svg:height="4.809cm" svg:x="1.905cm" svg:y="11.827cm">
          <text:p text:style-name="P10"><text:span text:style-name="T9">&lt;hibernate-mapping package=“org.xyz.customer”&gt;</text:span></text:p>
          <text:p text:style-name="P10"><text:span text:style-name="T9"><text:s text:c="2"/></text:span><text:span text:style-name="T9">&lt;class name=“Customer” table=“T_CUSTOMER”&gt;</text:span></text:p>
          <text:p text:style-name="P10"><text:span text:style-name="T9"><text:s text:c="4"/></text:span><text:span text:style-name="T9">&lt;id name=“id” column=“cust_id” access=“field”/&gt;</text:span></text:p>
          <text:p text:style-name="P10"><text:span text:style-name="T9"><text:s text:c="4"/></text:span><text:span text:style-name="T9">&lt;property name=“firstName” column=“first_name”/&gt;</text:span></text:p>
          <text:p text:style-name="P10"><text:span text:style-name="T9"><text:s text:c="2"/></text:span><text:span text:style-name="T9">&lt;/class&gt;</text:span></text:p>
          <text:p text:style-name="P10"><text:span text:style-name="T9">&lt;/hibernate-mapping&gt;</text:span></text:p>
          <draw:enhanced-geometry svg:viewBox="0 0 21600 21600" draw:type="mso-spt202" draw:enhanced-path="M 0 0 L 21600 0 21600 21600 0 21600 0 0 Z N"/>
        </draw:custom-shape>
        <draw:polyline draw:style-name="gr3" draw:text-style-name="P12" draw:id="id2" draw:layer="layout" svg:width="0cm" svg:height="6.561cm" svg:x="7.832cm" svg:y="6.985cm" svg:viewBox="0 0 0 6562" draw:points="0,6562 0,0">
          <text:p text:style-name="P3"/>
        </draw:polyline>
        <draw:polyline draw:style-name="gr3" draw:text-style-name="P12" draw:id="id3" draw:layer="layout" svg:width="0cm" svg:height="5.925cm" svg:x="10.372cm" svg:y="8.467cm" svg:viewBox="0 0 0 5926" draw:points="0,5926 0,0">
          <text:p text:style-name="P3"/>
        </draw:polyline>
        <draw:custom-shape draw:style-name="gr4" draw:text-style-name="P11" draw:id="id1" draw:layer="layout" svg:width="4.022cm" svg:height="1.058cm" svg:x="18.415cm" svg:y="13.33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5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apping collections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Mapping collections</text:p>
          </draw:text-box>
        </draw:frame>
        <draw:frame presentation:style-name="pr7" draw:text-style-name="P8" draw:layer="layout" svg:width="21.855cm" svg:height="3.74cm" svg:x="1.745cm" svg:y="4.656cm" presentation:class="outline" presentation:user-transformed="true">
          <draw:text-box>
            <text:list text:style-name="L3">
              <text:list-item>
                <text:p text:style-name="P13"><text:span text:style-name="T10">public class</text:span><text:span text:style-name="T11"> Customer {</text:span></text:p>
              </text:list-item>
            </text:list>
            <text:list text:style-name="L4">
              <text:list-item>
                <text:p text:style-name="P13"><text:span text:style-name="T11"><text:s text:c="2"/></text:span><text:span text:style-name="T10">private</text:span><text:span text:style-name="T11"> Long id;</text:span></text:p>
              </text:list-item>
            </text:list>
            <text:list text:style-name="L4">
              <text:list-item>
                <text:p text:style-name="P13"><text:span text:style-name="T11"><text:s text:c="2"/></text:span><text:span text:style-name="T10">private</text:span><text:span text:style-name="T11"> Set addresses;</text:span></text:p>
              </text:list-item>
            </text:list>
            <text:list text:style-name="L4">
              <text:list-item>
                <text:p text:style-name="P13"><text:span text:style-name="T11">...</text:span></text:p>
              </text:list-item>
            </text:list>
          </draw:text-box>
        </draw:frame>
        <draw:custom-shape draw:style-name="gr2" draw:text-style-name="P11" draw:layer="layout" svg:width="21.59cm" svg:height="6.325cm" svg:x="1.905cm" svg:y="9.798cm">
          <text:p text:style-name="P10"><text:span text:style-name="T12">&lt;class name=“Customer” table=“T_CUSTOMER”&gt;</text:span></text:p>
          <text:p text:style-name="P10"><text:span text:style-name="T12"><text:s text:c="2"/></text:span><text:span text:style-name="T12">...</text:span></text:p>
          <text:p text:style-name="P10"><text:span text:style-name="T12"><text:s text:c="2"/></text:span><text:span text:style-name="T12">&lt;set name=“addresses” table=“T_ADDRESS” </text:span></text:p>
          <text:p text:style-name="P10"><text:span text:style-name="T12"><text:s text:c="7"/></text:span><text:span text:style-name="T12">cascade=“all,delete-orphan” access=“field”&gt;</text:span></text:p>
          <text:p text:style-name="P10"><text:span text:style-name="T12"><text:s text:c="4"/></text:span><text:span text:style-name="T12">&lt;key column=“CUST_ID”/&gt;</text:span></text:p>
          <text:p text:style-name="P10"><text:span text:style-name="T12"><text:s text:c="4"/></text:span><text:span text:style-name="T12">&lt;one-to-many class=“Address”/&gt;</text:span></text:p>
          <text:p text:style-name="P10"><text:span text:style-name="T12"><text:s text:c="2"/></text:span><text:span text:style-name="T12">&lt;/set&gt;</text:span></text:p>
          <text:p text:style-name="P10"><text:span text:style-name="T12">&lt;/class&gt;</text:span></text:p>
          <draw:enhanced-geometry svg:viewBox="0 0 21600 21600" draw:type="mso-spt202" draw:enhanced-path="M 0 0 L 21600 0 21600 21600 0 21600 0 0 Z N"/>
        </draw:custom-shape>
        <draw:polyline draw:style-name="gr3" draw:text-style-name="P12" draw:id="id5" draw:layer="layout" svg:width="0.012cm" svg:height="4.316cm" svg:x="9.299cm" svg:y="7.324cm" svg:viewBox="0 0 13 4317" draw:points="13,4317 0,0">
          <text:p text:style-name="P3"/>
        </draw:polyline>
        <draw:custom-shape draw:style-name="gr4" draw:text-style-name="P11" draw:id="id6" draw:layer="layout" svg:width="5.715cm" svg:height="1.27cm" svg:x="9.948cm" svg:y="12.06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polyline draw:style-name="gr3" draw:text-style-name="P12" draw:id="id7" draw:layer="layout" svg:width="0cm" svg:height="1.904cm" svg:x="11.218cm" svg:y="13.122cm" svg:viewBox="0 0 0 1905" draw:points="0,1905 0,0">
          <text:p text:style-name="P3"/>
        </draw:polyline>
        <draw:custom-shape draw:style-name="gr1" draw:text-style-name="P11" draw:layer="layout" svg:width="16.292cm" svg:height="1.044cm" svg:x="6.517cm" svg:y="14.773cm">
          <text:p text:style-name="P10"><text:span text:style-name="T13">delete from database when removed from the collection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6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ibernate Querying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Hibernate Querying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Hibernate provides several options for accessing data, including:</text:p>
              </text:list-item>
            </text:list>
            <text:list text:style-name="L2">
              <text:list-item>
                <text:list>
                  <text:list-item>
                    <text:p text:style-name="P6">Retrieve an object by primary ke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y for objects with the Hibernate Query Language (HQ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y for objects using Criteria Que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ecute standard SQ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/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7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ibernate Querying: by primary key" draw:style-name="dp1" draw:master-page-name="Default" presentation:presentation-page-layout-name="AL2T1">
        <draw:frame presentation:style-name="pr3" draw:text-style-name="P2" draw:layer="layout" svg:width="17.476cm" svg:height="3.005cm" svg:x="0.957cm" svg:y="0.099cm" presentation:class="title" presentation:user-transformed="true">
          <draw:text-box>
            <text:p text:style-name="P4">Hibernate Querying: by primary key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To retrieve an object by its database identifier, simply call <text:span text:style-name="T14">get(..)</text:span> on the <text:span text:style-name="T15">Session</text:span>.</text:p>
              </text:list-item>
            </text:list>
            <text:list text:style-name="L2">
              <text:list-item>
                <text:p text:style-name="P5">This will first check the transactional cache.</text:p>
              </text:list-item>
            </text:list>
          </draw:text-box>
        </draw:frame>
        <draw:custom-shape draw:style-name="gr5" draw:text-style-name="P11" draw:layer="layout" svg:width="20.314cm" svg:height="2.421cm" svg:x="2.729cm" svg:y="9.525cm">
          <text:p text:style-name="P10"><text:span text:style-name="T16">Long customerId = new Long(123);</text:span></text:p>
          <text:p text:style-name="P10"><text:span text:style-name="T16">Customer customer = </text:span></text:p>
          <text:p text:style-name="P10"><text:span text:style-name="T16"><text:s text:c="4"/></text:span><text:span text:style-name="T16">(Customer) session.get(Customer.class, custId); </text:span></text:p>
          <draw:enhanced-geometry svg:viewBox="0 0 21600 21600" draw:type="mso-spt202" draw:enhanced-path="M 0 0 L 21600 0 21600 21600 0 21600 0 0 Z N"/>
        </draw:custom-shape>
        <draw:custom-shape draw:style-name="gr1" draw:text-style-name="P11" draw:id="id8" draw:layer="layout" svg:width="16.394cm" svg:height="1.197cm" svg:x="6.535cm" svg:y="12.277cm">
          <text:p text:style-name="P10"><text:span text:style-name="T17">returns null if no object exists for the identifier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8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ibernate Querying: HQL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Hibernate Querying: HQL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To query for objects based on properties or associations, use HQL:</text:p>
              </text:list-item>
            </text:list>
          </draw:text-box>
        </draw:frame>
        <draw:custom-shape draw:style-name="gr2" draw:text-style-name="P11" draw:layer="layout" svg:width="20.32cm" svg:height="6.021cm" svg:x="2.54cm" svg:y="8.678cm">
          <text:p text:style-name="P10"><text:span text:style-name="T16">String city = “Chicago”;</text:span></text:p>
          <text:p text:style-name="P10"><text:span text:style-name="T16">Query query = session.createQuery(</text:span></text:p>
          <text:p text:style-name="P10"><text:span text:style-name="T16"><text:s text:c="3"/>“</text:span><text:span text:style-name="T16">from Customer c where c.address.city = :city”);</text:span></text:p>
          <text:p text:style-name="P10"><text:span text:style-name="T16">query.setString(“city”, city);</text:span></text:p>
          <text:p text:style-name="P10"><text:span text:style-name="T16">List customers = query.list();</text:span></text:p>
          <text:p text:style-name="P10"><text:span text:style-name="T16"/></text:p>
          <text:p text:id="id9" text:style-name="P10"><text:span text:style-name="T18">// or if expecting a single result</text:span></text:p>
          <text:p text:id="id10" text:style-name="P10"><text:span text:style-name="T16">Customer customer = (Customer) query.uniqueResult();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9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ibernate Querying: SQL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Hibernate Querying: SQL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4">To query for data based on standard SQL, create a </text:span><text:span text:style-name="T19">SQLQuery</text:span><text:span text:style-name="T4"> object on the </text:span><text:span text:style-name="T19">Session</text:span><text:span text:style-name="T4">:</text:span></text:p>
              </text:list-item>
            </text:list>
          </draw:text-box>
        </draw:frame>
        <draw:custom-shape draw:style-name="gr2" draw:text-style-name="P11" draw:layer="layout" svg:width="20.32cm" svg:height="3.861cm" svg:x="2.54cm" svg:y="8.678cm">
          <text:p text:style-name="P10"><text:span text:style-name="T16">String city = “Chicago”;</text:span></text:p>
          <text:p text:style-name="P10"><text:span text:style-name="T16">SQLQuery sqlQuery = session.createSQLQuery(</text:span></text:p>
          <text:p text:style-name="P10"><text:span text:style-name="T16"><text:s text:c="3"/>“</text:span><text:span text:style-name="T16">select count(*) from customer where city = ?”);</text:span></text:p>
          <text:p text:style-name="P10"><text:span text:style-name="T16">sqlQuery.setString(0, city);</text:span></text:p>
          <text:p text:id="id11" text:style-name="P10"><text:span text:style-name="T16">Integer count = (Integer) sqlQuery.uniqueResult();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0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Topics in this session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3">Introduction to Hibernat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Querying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Configuring a Hibernate SessionFactory</text:span></text:p>
              </text:list-item>
            </text:list>
            <text:list text:style-name="L2">
              <text:list-item>
                <text:p text:style-name="P5"><text:span text:style-name="T3">Spring’s HibernateTemplate</text:span></text:p>
              </text:list-item>
            </text:list>
            <text:list text:style-name="L2">
              <text:list-item>
                <text:p text:style-name="P5"><text:span text:style-name="T3">Implementing Native Hibernate DAOs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1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figuring a SessionFactory (1)" draw:style-name="dp1" draw:master-page-name="Default" presentation:presentation-page-layout-name="AL2T1">
        <draw:frame presentation:style-name="pr3" draw:text-style-name="P2" draw:layer="layout" svg:width="17.476cm" svg:height="3.005cm" svg:x="0.957cm" svg:y="0.099cm" presentation:class="title" presentation:user-transformed="true">
          <draw:text-box>
            <text:p text:style-name="P4"><text:span text:style-name="T4">Configuring a SessionFactory (1)</text:span>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4">Hibernate implementations of data access code require access to the </text:span><text:span text:style-name="T19">SessionFactory.</text:span></text:p>
              </text:list-item>
            </text:list>
            <text:list text:style-name="L2">
              <text:list-item>
                <text:p text:style-name="P5"><text:span text:style-name="T4">The </text:span><text:span text:style-name="T19">SessionFactory</text:span><text:span text:style-name="T4"> requires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9">DataSource</text:span><text:span text:style-name="T4"> (local or container-manag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Mapping metadata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Spring provides a </text:span><text:span text:style-name="T19">FactoryBean</text:span><text:span text:style-name="T4"> for configuring the </text:span><text:span text:style-name="T19">SessionFactory</text:span><text:span text:style-name="T4"> as a shareable bean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2"/>
          <draw:frame presentation:style-name="pr8" draw:text-style-name="P2" draw:layer="layout" svg:width="16.254cm" svg:height="12cm" svg:x="2.033cm" svg:y="12.668cm" presentation:class="notes" presentation:user-transformed="true">
            <draw:text-box>
              <text:p text:style-name="P16"><text:span text:style-name="T4">NOTE: The SessionFactory will typically also be configured with properties either in-line or (better) from a file, such as “hibernate.properties”. The Spring FactoryBeans support this.</text:span></text:p>
            </draw:text-box>
          </draw:frame>
        </presentation:notes>
      </draw:page>
      <draw:page draw:name="Configuring a SessionFactory (2)" draw:style-name="dp1" draw:master-page-name="Default" presentation:presentation-page-layout-name="AL2T1">
        <draw:frame presentation:style-name="pr3" draw:text-style-name="P17" draw:layer="layout" svg:width="17.476cm" svg:height="3.005cm" svg:x="0.957cm" svg:y="0.099cm" presentation:class="title" presentation:user-transformed="true">
          <draw:text-box>
            <text:p text:style-name="P4"><text:span text:style-name="T4">Configuring a SessionFactory (2)</text:span></text:p>
          </draw:text-box>
        </draw:frame>
        <draw:custom-shape draw:style-name="gr6" draw:text-style-name="P11" draw:layer="layout" svg:width="6.985cm" svg:height="2.328cm" svg:x="8.89cm" svg:y="4.445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6.985cm" svg:height="0.972cm" svg:x="8.89cm" svg:y="5.08cm">
          <text:p text:style-name="P18"><text:span text:style-name="T15">RewardNetworkImp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409cm" svg:height="2.328cm" svg:x="8.678cm" svg:y="7.62cm"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7.409cm" svg:height="1.683cm" svg:x="8.678cm" svg:y="7.832cm">
          <text:p text:style-name="P18"><text:span text:style-name="T20">Hibernate</text:span></text:p>
          <text:p text:style-name="P18"><text:span text:style-name="T20">AccountReposit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408cm" svg:height="2.328cm" svg:x="8.89cm" svg:y="10.795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7.408cm" svg:height="0.972cm" svg:x="8.89cm" svg:y="11.43cm">
          <text:p text:style-name="P18"><text:span text:style-name="T20">SessionFactory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2.277cm" svg:y1="9.948cm" svg:x2="12.277cm" svg:y2="10.795cm">
          <text:p text:style-name="P3"/>
        </draw:line>
        <draw:line draw:style-name="gr13" draw:text-style-name="P12" draw:layer="layout" svg:x1="12.277cm" svg:y1="6.773cm" svg:x2="12.277cm" svg:y2="7.62cm">
          <text:p text:style-name="P3"/>
        </draw:line>
        <draw:custom-shape draw:style-name="gr10" draw:text-style-name="P11" draw:layer="layout" svg:width="6.35cm" svg:height="2.328cm" svg:x="17.992cm" svg:y="10.795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6.35cm" svg:height="0.972cm" svg:x="17.992cm" svg:y="11.43cm">
          <text:p text:style-name="P18"><text:span text:style-name="T21">DataSource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16.298cm" svg:y1="11.853cm" svg:x2="17.992cm" svg:y2="11.853cm">
          <text:p text:style-name="P3"/>
        </draw:line>
        <draw:custom-shape draw:style-name="gr10" draw:text-style-name="P11" draw:layer="layout" svg:width="4.869cm" svg:height="2.328cm" svg:x="1.058cm" svg:y="10.795cm">
          <text:p text:style-name="P3"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5.291cm" svg:height="1.683cm" svg:x="0.847cm" svg:y="11.007cm">
          <text:p text:style-name="P18"><text:span text:style-name="T20">LocalSession</text:span></text:p>
          <text:p text:style-name="P18"><text:span text:style-name="T20">FactoryBean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5.927cm" svg:y1="12.065cm" svg:x2="8.89cm" svg:y2="12.065cm">
          <text:p text:style-name="P3"/>
        </draw:line>
        <draw:custom-shape draw:style-name="gr18" draw:text-style-name="P19" draw:layer="layout" svg:width="3.188cm" svg:height="0.972cm" svg:x="5.715cm" svg:y="11.218cm">
          <text:p text:style-name="P18"><text:span text:style-name="T15">creates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4.656cm" svg:height="2.751cm" svg:x="10.372cm" svg:y="14.182cm">
          <text:p text:style-name="P18"><text:span text:style-name="T22">Mapping</text:span></text:p>
          <text:p text:style-name="P18"><text:span text:style-name="T22">Metadat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0" draw:text-style-name="P12" draw:layer="layout" svg:x1="12.277cm" svg:y1="13.123cm" svg:x2="12.277cm" svg:y2="14.182cm">
          <text:p text:style-name="P3"/>
        </draw:line>
        <presentation:notes draw:style-name="dp2">
          <draw:page-thumbnail draw:layer="layout" svg:width="13.335cm" svg:height="10.001cm" svg:x="3.493cm" svg:y="2.002cm" draw:page-number="13"/>
          <draw:frame presentation:style-name="pr8" draw:text-style-name="P2" draw:layer="layout" svg:width="16.254cm" svg:height="12cm" svg:x="2.033cm" svg:y="12.668cm" presentation:class="notes" presentation:user-transformed="true">
            <draw:text-box>
              <text:p text:style-name="P16"><text:span text:style-name="T4">NOTE: Spring also provides AnnotationSessionFactoryBean for annotation-based metadata</text:span></text:p>
              <text:p text:style-name="P16"><text:span text:style-name="T4"/></text:p>
            </draw:text-box>
          </draw:frame>
        </presentation:notes>
      </draw:page>
      <draw:page draw:name="Configuring a SessionFactory (3)" draw:style-name="dp1" draw:master-page-name="Default" presentation:presentation-page-layout-name="AL2T1">
        <draw:frame presentation:style-name="pr3" draw:text-style-name="P2" draw:layer="layout" svg:width="17.476cm" svg:height="3.005cm" svg:x="0.957cm" svg:y="0.099cm" presentation:class="title" presentation:user-transformed="true">
          <draw:text-box>
            <text:p text:style-name="P4"><text:span text:style-name="T4">Configuring a SessionFactory (3)</text:span></text:p>
          </draw:text-box>
        </draw:frame>
        <draw:custom-shape draw:style-name="gr2" draw:text-style-name="P11" draw:layer="layout" svg:width="24.342cm" svg:height="10.478cm" svg:x="0.449cm" svg:y="4.15cm">
          <text:p text:style-name="P10"><text:span text:style-name="T23">&lt;bean id=“rewardNetworkImpl” class=“rewards.internal.RewardNetworkImpl”&gt;</text:span></text:p>
          <text:p text:style-name="P10"><text:span text:style-name="T23"><text:s text:c="2"/></text:span><text:span text:style-name="T23">&lt;constructor-arg ref=“accountRepository”/&gt;</text:span></text:p>
          <text:p text:style-name="P10"><text:span text:style-name="T23">&lt;/bean&gt;</text:span></text:p>
          <text:p text:style-name="P10"><text:span text:style-name="T23">&lt;bean id=“accountRepository” </text:span></text:p>
          <text:p text:style-name="P10"><text:span text:style-name="T23"><text:s text:c="6"/></text:span><text:span text:style-name="T23">class=“rewards.internal.account.HibernateAccountRepository”&gt;</text:span></text:p>
          <text:p text:style-name="P10"><text:span text:style-name="T23"><text:s text:c="2"/></text:span><text:span text:style-name="T23">&lt;property name=“sessionFactory” ref=“</text:span><text:span text:style-name="T24">sessionFactory</text:span><text:span text:style-name="T23">”/&gt;</text:span></text:p>
          <text:p text:style-name="P10"><text:span text:style-name="T23">&lt;/bean&gt; </text:span></text:p>
          <text:p text:style-name="P10"><text:span text:style-name="T23">&lt;bean id=“sessionFactory”</text:span></text:p>
          <text:p text:style-name="P10"><text:span text:style-name="T23"><text:s text:c="6"/></text:span><text:span text:style-name="T23">class=“org.springframework.orm.hibernate3.</text:span><text:span text:style-name="T24">LocalSessionFactoryBean</text:span><text:span text:style-name="T23">”&gt;</text:span></text:p>
          <text:p text:style-name="P10"><text:span text:style-name="T23"><text:s text:c="2"/></text:span><text:span text:style-name="T23">&lt;property name=“dataSource” ref=“</text:span><text:span text:style-name="T24">dataSource</text:span><text:span text:style-name="T23">”/&gt;</text:span></text:p>
          <text:p text:style-name="P10"><text:span text:style-name="T23"><text:s text:c="2"/></text:span><text:span text:style-name="T23">&lt;property name=“mappingLocations”&gt;</text:span></text:p>
          <text:p text:style-name="P10"><text:span text:style-name="T23"><text:s text:c="4"/></text:span><text:span text:style-name="T23">&lt;list&gt;</text:span></text:p>
          <text:p text:style-name="P10"><text:span text:style-name="T23"><text:s text:c="5"/></text:span><text:span text:style-name="T23">&lt;value&gt;classpath:/rewards/internal/account/</text:span><text:span text:style-name="T24">Account.hbm.xml</text:span><text:span text:style-name="T23">&lt;/value&gt;</text:span></text:p>
          <text:p text:style-name="P10"><text:span text:style-name="T23"><text:s text:c="4"/></text:span><text:span text:style-name="T23">&lt;/list&gt;</text:span></text:p>
          <text:p text:style-name="P10"><text:span text:style-name="T23"><text:s text:c="2"/></text:span><text:span text:style-name="T23">&lt;/property&gt;</text:span></text:p>
          <text:p text:style-name="P10"><text:span text:style-name="T23">&lt;/bean&gt;</text:span></text:p>
          <text:p text:style-name="P10"><text:span text:style-name="T23">&lt;jee:jndi-lookup id=“dataSource” jndi-name=“java:comp/env/jdbc/rewards”/&gt;</text:span></text:p>
          <draw:enhanced-geometry svg:viewBox="0 0 21600 21600" draw:type="mso-spt202" draw:enhanced-path="M 0 0 L 21600 0 21600 21600 0 21600 0 0 Z N"/>
        </draw:custom-shape>
        <draw:line draw:style-name="gr21" draw:text-style-name="P12" draw:layer="layout" svg:x1="8.889cm" svg:y1="5.292cm" svg:x2="8.254cm" svg:y2="6.138cm">
          <text:p text:style-name="P3"/>
        </draw:line>
        <draw:line draw:style-name="gr22" draw:text-style-name="P12" draw:layer="layout" svg:x1="12.488cm" svg:y1="7.832cm" svg:x2="8.89cm" svg:y2="8.89cm">
          <text:p text:style-name="P3"/>
        </draw:line>
        <draw:line draw:style-name="gr23" draw:text-style-name="P12" draw:layer="layout" svg:x1="13.101cm" svg:y1="10.526cm" svg:x2="9.525cm" svg:y2="14.182cm">
          <text:p text:style-name="P3"/>
        </draw:line>
        <presentation:notes draw:style-name="dp2">
          <draw:page-thumbnail draw:layer="layout" svg:width="13.335cm" svg:height="10.001cm" svg:x="3.493cm" svg:y="2.002cm" draw:page-number="14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Topics in this session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3">Introduction to Hibernat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Querying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Configuring a Hibernate SessionFactory</text:span></text:p>
              </text:list-item>
            </text:list>
            <text:list text:style-name="L2">
              <text:list-item>
                <text:p text:style-name="P20"><text:span text:style-name="T25">Spring’s HibernateTemplate</text:span></text:p>
              </text:list-item>
            </text:list>
            <text:list text:style-name="L2">
              <text:list-item>
                <text:p text:style-name="P5"><text:span text:style-name="T3">Implementing Native Hibernate DAOs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5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ibernateTemplate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4">HibernateTemplate</text:span>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4">Spring provides a HibernateTemplate consistent with its general DAO support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Manages resources (acquiring/releasing Sessio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Translates Exceptions to the DataAccessException hierarch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Participates in Spring-managed transactions automatical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Provides convenience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6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figuring HibernateTemplate" draw:style-name="dp1" draw:master-page-name="Default" presentation:presentation-page-layout-name="AL2T1">
        <draw:frame presentation:style-name="pr3" draw:text-style-name="P2" draw:layer="layout" svg:width="17.476cm" svg:height="3.005cm" svg:x="0.957cm" svg:y="0.099cm" presentation:class="title" presentation:user-transformed="true">
          <draw:text-box>
            <text:p text:style-name="P4"><text:span text:style-name="T4">Configuring HibernateTemplate</text:span>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4">To configure a </text:span><text:span text:style-name="T19">HibernateTemplate</text:span><text:span text:style-name="T4">, simply provide a reference to the </text:span><text:span text:style-name="T19">SessionFactory</text:span><text:span text:style-name="T4">:</text:span></text:p>
              </text:list-item>
            </text:list>
          </draw:text-box>
        </draw:frame>
        <draw:custom-shape draw:style-name="gr5" draw:text-style-name="P11" draw:layer="layout" svg:width="20.399cm" svg:height="1.861cm" svg:x="2.685cm" svg:y="8.423cm">
          <text:p text:style-name="P10"><text:span text:style-name="T26">HibernateTemplate hibernateTemplate = </text:span></text:p>
          <text:p text:style-name="P10"><text:span text:style-name="T26"><text:s text:c="9"/></text:span><text:span text:style-name="T27">new</text:span><text:span text:style-name="T26"> HibernateTemplate(sessionFactory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7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ibernateDaoSupport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4">HibernateDaoSupport</text:span>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4">Spring also provides this convenience base class that data access objects can extend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creates a </text:span><text:span text:style-name="T19">HibernateTempl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equires a reference to the </text:span><text:span text:style-name="T19">SessionFac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8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tending HibernateDaoSupport" draw:style-name="dp1" draw:master-page-name="Default" presentation:presentation-page-layout-name="AL2T1">
        <draw:frame presentation:style-name="pr3" draw:text-style-name="P2" draw:layer="layout" svg:width="17.476cm" svg:height="3.005cm" svg:x="0.957cm" svg:y="0.099cm" presentation:class="title" presentation:user-transformed="true">
          <draw:text-box>
            <text:p text:style-name="P4"><text:span text:style-name="T4">Extending HibernateDaoSupport</text:span></text:p>
          </draw:text-box>
        </draw:frame>
        <draw:custom-shape draw:style-name="gr2" draw:text-style-name="P11" draw:layer="layout" svg:width="20.231cm" svg:height="8.181cm" svg:x="2.752cm" svg:y="5.715cm">
          <text:p text:style-name="P10"><text:span text:style-name="T28">public class</text:span><text:span text:style-name="T16"> HibernateCustomerDao </text:span></text:p>
          <text:p text:style-name="P10"><text:span text:style-name="T16"><text:s text:c="2"/></text:span><text:span text:style-name="T28">extends</text:span><text:span text:style-name="T16"> HibernateDaoSupport</text:span></text:p>
          <text:p text:style-name="P10"><text:span text:style-name="T16"><text:s text:c="2"/></text:span><text:span text:style-name="T28">implements</text:span><text:span text:style-name="T16"> CustomerDao {</text:span></text:p>
          <text:p text:style-name="P10"><text:span text:style-name="T16"><text:s text:c="4"/></text:span></text:p>
          <text:p text:style-name="P10"><text:span text:style-name="T16"><text:s text:c="4"/></text:span><text:span text:style-name="T28">public</text:span><text:span text:style-name="T16"> List findAllCustomers() {</text:span></text:p>
          <text:p text:style-name="P10"><text:span text:style-name="T16"><text:s text:c="8"/></text:span><text:span text:style-name="T16">String hql = “from Customer”;</text:span></text:p>
          <text:p text:style-name="P10"><text:span text:style-name="T16"><text:s text:c="8"/></text:span><text:span text:style-name="T28">return</text:span><text:span text:style-name="T16"> getHibernateTemplate().find(hql);</text:span></text:p>
          <text:p text:style-name="P10"><text:span text:style-name="T16"><text:s text:c="4"/></text:span><text:span text:style-name="T16">}</text:span></text:p>
          <text:p text:style-name="P10"><text:span text:style-name="T16"/></text:p>
          <text:p text:style-name="P10"><text:span text:style-name="T16"><text:s text:c="4"/></text:span><text:span text:style-name="T18">// other data access methods</text:span></text:p>
          <text:p text:style-name="P10"><text:span text:style-name="T16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9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figuring a subclass of HibernateDaoSupport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29">Configuring a subclass of HibernateDaoSupport</text:span></text:p>
          </draw:text-box>
        </draw:frame>
        <draw:custom-shape draw:style-name="gr2" draw:text-style-name="P11" draw:layer="layout" svg:width="23.284cm" svg:height="9.846cm" svg:x="1.058cm" svg:y="5.821cm">
          <text:p text:style-name="P10"><text:span text:style-name="T7">&lt;bean id=“customerDao” </text:span></text:p>
          <text:p text:style-name="P10"><text:span text:style-name="T7"><text:s text:c="6"/></text:span><text:span text:style-name="T7">class=“customer.HibernateCustomerDao”&gt;</text:span></text:p>
          <text:p text:style-name="P10"><text:span text:style-name="T7"><text:s text:c="2"/></text:span><text:span text:style-name="T7">&lt;property name=“sessionFactory” </text:span></text:p>
          <text:p text:style-name="P10"><text:span text:style-name="T7"><text:s text:c="12"/></text:span><text:span text:style-name="T7">ref=“sessionFactory”/&gt;</text:span></text:p>
          <text:p text:style-name="P10"><text:span text:style-name="T7">&lt;/bean&gt;</text:span></text:p>
          <text:p text:style-name="P10"><text:span text:style-name="T7"/></text:p>
          <text:p text:style-name="P10"><text:span text:style-name="T7">&lt;bean id=“sessionFactory” </text:span></text:p>
          <text:p text:style-name="P10"><text:span text:style-name="T7"><text:s text:c="3"/></text:span><text:span text:style-name="T7">class=“</text:span><text:span text:style-name="T30">org.springframework.orm.hibernate3.</text:span><text:span text:style-name="T7">LocalSessionFactoryBean”&gt;</text:span></text:p>
          <text:p text:style-name="P10"><text:span text:style-name="T7"><text:s text:c="2"/></text:span><text:span text:style-name="T7">&lt;property name=“dataSource” ref=“dataSource”/&gt;</text:span></text:p>
          <text:p text:style-name="P10"><text:span text:style-name="T7"><text:s text:c="2"/></text:span><text:span text:style-name="T7">&lt;property name=“mappingLocations”&gt;</text:span></text:p>
          <text:p text:style-name="P10"><text:span text:style-name="T7"><text:s text:c="4"/></text:span><text:span text:style-name="T7">&lt;list&gt;</text:span></text:p>
          <text:p text:style-name="P10"><text:span text:style-name="T7"><text:s text:c="6"/></text:span><text:span text:style-name="T7">&lt;value&gt;classpath:/customer/Customer.hbm.xml&lt;/value&gt;</text:span></text:p>
          <text:p text:style-name="P10"><text:span text:style-name="T7"><text:s text:c="4"/></text:span><text:span text:style-name="T7">&lt;/list&gt;</text:span></text:p>
          <text:p text:style-name="P10"><text:span text:style-name="T7"><text:s text:c="2"/></text:span><text:span text:style-name="T7">&lt;/property&gt;</text:span></text:p>
          <text:p text:style-name="P10"><text:span text:style-name="T7">&lt;/bean&gt;</text:span></text:p>
          <draw:enhanced-geometry svg:viewBox="0 0 21600 21600" draw:type="mso-spt202" draw:enhanced-path="M 0 0 L 21600 0 21600 21600 0 21600 0 0 Z N"/>
        </draw:custom-shape>
        <draw:line draw:style-name="gr24" draw:text-style-name="P12" draw:layer="layout" svg:x1="8.042cm" svg:y1="8.678cm" svg:x2="7.619cm" svg:y2="10.16cm">
          <text:p text:style-name="P3"/>
        </draw:line>
        <presentation:notes draw:style-name="dp2">
          <draw:page-thumbnail draw:layer="layout" svg:width="13.335cm" svg:height="10.001cm" svg:x="3.493cm" svg:y="2.002cm" draw:page-number="20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Topics in this session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3">Introduction to Hibernat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Querying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Configuring a Hibernate SessionFactory</text:span></text:p>
              </text:list-item>
            </text:list>
            <text:list text:style-name="L2">
              <text:list-item>
                <text:p text:style-name="P5"><text:span text:style-name="T3">Spring’s HibernateTemplate</text:span></text:p>
              </text:list-item>
            </text:list>
            <text:list text:style-name="L2">
              <text:list-item>
                <text:p text:style-name="P5"><text:span text:style-name="T2">Implementing Native Hibernate DAOs</text:span></text:p>
              </text:list-item>
            </text:list>
            <text:list text:style-name="L2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1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mplementing Native Hibernate DAOs (1)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29">Implementing Native Hibernate DAOs (1)</text:span>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7">
              <text:list-item>
                <text:p text:style-name="P21"><text:span text:style-name="T4">As of Hibernate 3.0.1, two of the benefits provided by </text:span><text:span text:style-name="T19">HibernateTemplate</text:span><text:span text:style-name="T4"> are built-in: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4">Session per Transaction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2"><text:span text:style-name="T4">Runtime Exce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2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mplementing Native Hibernate DAOs (2)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29">Implementing Native Hibernate DAOs (2)</text:span>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7">
              <text:list-item>
                <text:p text:style-name="P21"><text:span text:style-name="T4">It is possible to remove any dependency on </text:span><text:span text:style-name="T4"><text:line-break/></text:span><text:span text:style-name="T4">Spring, and still take advantage of:</text:span></text:p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2"><text:span text:style-name="T4">Spring-managed transactions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2"><text:span text:style-name="T4">Spring’s DataAccessException hierarch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3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-managed Transactions (1)" draw:style-name="dp1" draw:master-page-name="Default" presentation:presentation-page-layout-name="AL2T1">
        <draw:frame presentation:style-name="pr3" draw:text-style-name="P2" draw:layer="layout" svg:width="17.476cm" svg:height="3.005cm" svg:x="0.957cm" svg:y="0.099cm" presentation:class="title" presentation:user-transformed="true">
          <draw:text-box>
            <text:p text:style-name="P4">Spring-managed Transactions (1)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<text:span text:style-name="T4">To transparently participate in Spring-driven transactions, simply use one of Spring’s </text:span><text:span text:style-name="T19">FactoryBeans</text:span><text:span text:style-name="T4"> for building the </text:span><text:span text:style-name="T19">SessionFactory</text:span><text:span text:style-name="T4">.</text:span></text:p>
              </text:list-item>
            </text:list>
            <text:list text:style-name="L2">
              <text:list-item>
                <text:p text:style-name="P5"><text:span text:style-name="T4">Provide it to the data access code via dependency injectio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avoiding static access is a good thing anyway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Define a transaction manager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9">HibernateTransactionManag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9">JtaTransactionMana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4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-managed Transactions (2)" draw:style-name="dp1" draw:master-page-name="Default" presentation:presentation-page-layout-name="AL2T1">
        <draw:frame presentation:style-name="pr3" draw:text-style-name="P2" draw:layer="layout" svg:width="17.476cm" svg:height="3.005cm" svg:x="0.957cm" svg:y="0.099cm" presentation:class="title" presentation:user-transformed="true">
          <draw:text-box>
            <text:p text:style-name="P4">Spring-managed Transactions (2)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The code:</text:p>
              </text:list-item>
            </text:list>
          </draw:text-box>
        </draw:frame>
        <draw:custom-shape draw:style-name="gr2" draw:text-style-name="P11" draw:layer="layout" svg:width="22.225cm" svg:height="7.461cm" svg:x="1.905cm" svg:y="6.817cm">
          <text:p text:style-name="P10"><text:span text:style-name="T28">public class</text:span><text:span text:style-name="T16"> HibernateAccountRepository </text:span></text:p>
          <text:p text:style-name="P10"><text:span text:style-name="T16"><text:s/></text:span><text:span text:style-name="T28">implements</text:span><text:span text:style-name="T16"> AccountRepository {</text:span></text:p>
          <text:p text:style-name="P10"><text:span text:style-name="T16"/></text:p>
          <text:p text:style-name="P10"><text:span text:style-name="T16"><text:s text:c="4"/></text:span><text:span text:style-name="T28">private</text:span><text:span text:style-name="T16"> SessionFactory sessionFactory;</text:span></text:p>
          <text:p text:style-name="P10"><text:span text:style-name="T16"><text:s text:c="4"/></text:span><text:span text:style-name="T28">public void</text:span><text:span text:style-name="T16"> </text:span><text:span text:style-name="T18">setSessionFactory</text:span><text:span text:style-name="T16">(SessionFactory sf) {</text:span></text:p>
          <text:p text:style-name="P10"><text:span text:style-name="T16"><text:s text:c="7"/></text:span><text:span text:style-name="T28">this</text:span><text:span text:style-name="T16">.sessionFactory = sf;</text:span></text:p>
          <text:p text:style-name="P10"><text:span text:style-name="T16"><text:s text:c="4"/></text:span><text:span text:style-name="T16">}</text:span></text:p>
          <text:p text:style-name="P10"><text:span text:style-name="T16"><text:s text:c="4"/></text:span><text:span text:style-name="T16">...</text:span></text:p>
          <text:p text:style-name="P10"><text:span text:style-name="T16"><text:s text:c="4"/></text:span><text:span text:style-name="T18">// implement without any Spring dependency</text:span></text:p>
          <text:p text:style-name="P10"><text:span text:style-name="T16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5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-managed Transactions (3)" draw:style-name="dp1" draw:master-page-name="Default" presentation:presentation-page-layout-name="AL2T1">
        <draw:frame presentation:style-name="pr3" draw:text-style-name="P2" draw:layer="layout" svg:width="17.476cm" svg:height="3.005cm" svg:x="0.957cm" svg:y="0.099cm" presentation:class="title" presentation:user-transformed="true">
          <draw:text-box>
            <text:p text:style-name="P4">Spring-managed Transactions (3)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The configuration:</text:p>
              </text:list-item>
            </text:list>
          </draw:text-box>
        </draw:frame>
        <draw:custom-shape draw:style-name="gr2" draw:text-style-name="P11" draw:layer="layout" svg:width="23.283cm" svg:height="8.568cm" svg:x="1.27cm" svg:y="6.985cm">
          <text:p text:style-name="P10"><text:span text:style-name="T7">&lt;beans&gt;</text:span></text:p>
          <text:p text:style-name="P10"><text:span text:style-name="T7"><text:s text:c="3"/></text:span><text:span text:style-name="T7">&lt;bean id=“sessionFactory”</text:span></text:p>
          <text:p text:style-name="P10"><text:span text:style-name="T7"><text:s text:c="2"/></text:span><text:span text:style-name="T7">class=“</text:span><text:span text:style-name="T30">org.springframework.orm.hibernate3.</text:span><text:span text:style-name="T31">LocalSessionFactoryBean</text:span><text:span text:style-name="T7">”&gt;</text:span></text:p>
          <text:p text:style-name="P10"><text:span text:style-name="T7"><text:s text:c="4"/></text:span><text:span text:style-name="T7">...</text:span></text:p>
          <text:p text:style-name="P10"><text:span text:style-name="T7"><text:s text:c="2"/></text:span><text:span text:style-name="T7">&lt;/bean&gt;</text:span></text:p>
          <text:p text:style-name="P10"><text:span text:style-name="T7"><text:s text:c="2"/></text:span><text:span text:style-name="T7">&lt;bean id=“accountRepository” class=“HibernateAccountRepository”&gt;</text:span></text:p>
          <text:p text:style-name="P10"><text:span text:style-name="T7"><text:s text:c="4"/></text:span><text:span text:style-name="T7">&lt;property name=“sessionFactory” ref=“</text:span><text:span text:style-name="T31">sessionFactory</text:span><text:span text:style-name="T7">”/&gt;</text:span></text:p>
          <text:p text:style-name="P10"><text:span text:style-name="T7"><text:s text:c="2"/></text:span><text:span text:style-name="T7">&lt;/bean&gt;</text:span></text:p>
          <text:p text:style-name="P10"><text:span text:style-name="T7"><text:s text:c="2"/></text:span><text:span text:style-name="T7">&lt;bean id=“transactionManager”</text:span></text:p>
          <text:p text:style-name="P10"><text:span text:style-name="T7"><text:s text:c="2"/></text:span><text:span text:style-name="T7">class=“</text:span><text:span text:style-name="T30">org.springframework.hibernate3.</text:span><text:span text:style-name="T7">HibernateTransactionManager”&gt;</text:span></text:p>
          <text:p text:style-name="P10"><text:span text:style-name="T7"><text:s text:c="4"/></text:span><text:span text:style-name="T7">&lt;property name=“sessionFactory” ref=“</text:span><text:span text:style-name="T31">sessionFactory</text:span><text:span text:style-name="T7">”/&gt;</text:span></text:p>
          <text:p text:style-name="P10"><text:span text:style-name="T7"><text:s text:c="2"/></text:span><text:span text:style-name="T7">&lt;/bean&gt;</text:span></text:p>
          <text:p text:style-name="P10"><text:span text:style-name="T7">&lt;/beans&gt;</text:span></text:p>
          <draw:enhanced-geometry svg:viewBox="0 0 21600 21600" draw:type="mso-spt202" draw:enhanced-path="M 0 0 L 21600 0 21600 21600 0 21600 0 0 Z N"/>
        </draw:custom-shape>
        <draw:polyline draw:style-name="gr25" draw:text-style-name="P12" draw:id="id12" draw:layer="layout" svg:width="0.136cm" svg:height="1.141cm" svg:x="13.498cm" svg:y="13.926cm" svg:viewBox="0 0 137 1142" draw:points="0,1142 137,0">
          <text:p text:style-name="P3"/>
        </draw:polyline>
        <draw:custom-shape draw:style-name="gr1" draw:text-style-name="P11" draw:id="id13" draw:layer="layout" svg:width="14.341cm" svg:height="1.052cm" svg:x="5.997cm" svg:y="14.773cm">
          <text:p text:style-name="P10"><text:span text:style-name="T32">could use </text:span><text:span text:style-name="T33">JtaTransactionManager</text:span><text:span text:style-name="T32"> if needed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6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parent Exception Translation (1)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34">Transparent Exception Translation (1)</text:span>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7">
              <text:list-item>
                <text:p text:style-name="P21"><text:span text:style-name="T4">Exception translation should be viewed as an excellent candidate for AOP.</text:span></text:p>
              </text:list-item>
            </text:list>
            <text:list text:style-name="L7">
              <text:list-item>
                <text:p text:style-name="P21"><text:span text:style-name="T4">In fact, Spring provides that capability:</text:span></text:p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2"><text:span text:style-name="T4">annotate with @Repository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22"><text:span text:style-name="T4">define a Spring-provided BeanPostProcesso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3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7"/>
          <draw:frame presentation:style-name="pr5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parent Exception Translation (2)" draw:style-name="dp1" draw:master-page-name="Default" presentation:presentation-page-layout-name="AL2T1">
        <draw:frame presentation:style-name="pr3" draw:text-style-name="P2" draw:layer="layout" svg:width="17.476cm" svg:height="2.753cm" svg:x="0.957cm" svg:y="0.225cm" presentation:class="title" presentation:user-transformed="true">
          <draw:text-box>
            <text:p text:style-name="P4"><text:span text:style-name="T34">Transparent Exception Translation (2)</text:span></text:p>
          </draw:text-box>
        </draw:frame>
        <draw:frame presentation:style-name="pr4" draw:text-style-name="P8" draw:layer="layout" svg:width="21.855cm" svg:height="11.219cm" svg:x="1.745cm" svg:y="4.657cm" presentation:class="outline" presentation:user-transformed="true">
          <draw:text-box>
            <text:list text:style-name="L2">
              <text:list-item>
                <text:p text:style-name="P5">the code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the configuration:</text:p>
              </text:list-item>
            </text:list>
          </draw:text-box>
        </draw:frame>
        <draw:custom-shape draw:style-name="gr2" draw:text-style-name="P11" draw:layer="layout" svg:width="20.532cm" svg:height="3.861cm" svg:x="2.897cm" svg:y="6.125cm">
          <text:p text:style-name="P10"><text:span text:style-name="T16">@Repository</text:span></text:p>
          <text:p text:style-name="P10"><text:span text:style-name="T28">public class</text:span><text:span text:style-name="T16"> HibernateAccountDao </text:span></text:p>
          <text:p text:style-name="P10"><text:span text:style-name="T16"><text:s text:c="3"/></text:span><text:span text:style-name="T28">implements</text:span><text:span text:style-name="T16"> AccountRepository {</text:span></text:p>
          <text:p text:style-name="P10"><text:span text:style-name="T16"><text:s text:c="3"/></text:span><text:span text:style-name="T16">...</text:span></text:p>
          <text:p text:style-name="P10"><text:span text:style-name="T16">}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20.532cm" svg:height="1.701cm" svg:x="2.897cm" svg:y="12.127cm">
          <text:p text:style-name="P10"><text:span text:style-name="T16">&lt;bean class=“org.springframework.dao.annotation. PersistenceExceptionTranslationPostProcessor”/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8"/>
          <draw:frame presentation:style-name="pr8" draw:text-style-name="P2" draw:layer="layout" svg:width="16.254cm" svg:height="12cm" svg:x="2.033cm" svg:y="12.668cm" presentation:class="notes" presentation:user-transformed="true">
            <draw:text-box>
              <text:p text:style-name="P16"><text:span text:style-name="T4">NOTE: It is even possible to set the “repositoryAnnotationType” on the postProcessor to avoid the Spring-specific @Repository annotation. Furthermore, the same effect could be achieved</text:span></text:p>
            </draw:text-box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35">LAB</text:span></text:p>
          </draw:text-box>
        </draw:frame>
        <draw:frame presentation:style-name="pr9" draw:text-style-name="P2" draw:layer="layout" svg:width="17.78cm" svg:height="4.87cm" svg:x="3.625cm" svg:y="8.461cm" presentation:class="subtitle" presentation:user-transformed="true">
          <draw:text-box>
            <text:p text:style-name="P24"/>
            <text:p text:style-name="P24"/>
            <text:p text:style-name="P24">Using Hibernate with Spring</text:p>
          </draw:text-box>
        </draw:frame>
        <presentation:notes draw:style-name="dp2">
          <draw:page-thumbnail draw:layer="layout" svg:width="13.335cm" svg:height="10.001cm" svg:x="3.493cm" svg:y="2.002cm" draw:page-number="29"/>
          <draw:frame presentation:style-name="pr10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477 477" svg:d="m239 0 238 477h-477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477 477" svg:d="m239 0 238 477h-477z"/>
    <draw:marker draw:name="Arrowheads_20_7" draw:display-name="Arrowheads 7" svg:viewBox="0 0 477 477" svg:d="m239 0 238 477h-477z"/>
    <draw:marker draw:name="Arrowheads_20_8" draw:display-name="Arrowheads 8" svg:viewBox="0 0 477 477" svg:d="m239 0 238 477h-477z"/>
    <draw:marker draw:name="Arrowheads_20_9" draw:display-name="Arrowheads 9" svg:viewBox="0 0 477 477" svg:d="m239 0 238 477h-477z"/>
    <draw:marker draw:name="msArrowEnd_20_5" draw:display-name="msArrowEnd 5" svg:viewBox="0 0 318 318" svg:d="m159 0 159 318h-318z"/>
    <draw:stroke-dash draw:name="Dash_20_2" draw:display-name="Dash 2" draw:style="rect" draw:dots1="1" draw:dots1-length="0.03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Hibernate 1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9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Mark Fisher</meta:initial-creator>
    <meta:creation-date>2006-09-22T09:51:11</meta:creation-date>
    <dc:creator>Colin Sampaleanu</dc:creator>
    <dc:date>2008-01-11T21:59:12</dc:date>
    <meta:editing-cycles>76</meta:editing-cycles>
    <meta:editing-duration>PT22H56M45S</meta:editing-duration>
    <meta:user-defined meta:name="Info 1"/>
    <meta:user-defined meta:name="Info 2"/>
    <meta:user-defined meta:name="Info 3"/>
    <meta:user-defined meta:name="Info 4"/>
    <meta:document-statistic meta:object-count="185"/>
  </office:meta>
</office:document-meta>
</file>